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/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family="paragraph"/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T18" style:parent-style-name="DefaultParagraphFont" style:family="text">
      <style:text-properties fo:font-size="24pt" style:font-size-asian="24pt" style:font-size-complex="24pt" fo:background-color="#FFFF00"/>
    </style:style>
    <style:style style:name="P1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0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fo:font-size="24pt" style:font-size-asian="24pt" style:font-size-complex="24pt" fo:background-color="#FFFF00"/>
    </style:style>
    <style:style style:name="T23" style:parent-style-name="DefaultParagraphFont" style:family="text">
      <style:text-properties fo:font-size="24pt" style:font-size-asian="24pt" style:font-size-complex="24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28" style:parent-style-name="Normal" style:family="paragraph">
      <style:text-properties fo:font-size="24pt" style:font-size-asian="24pt" style:font-size-complex="24pt"/>
    </style:style>
    <style:style style:name="P29" style:parent-style-name="Normal" style:family="paragraph">
      <style:text-properties fo:font-size="24pt" style:font-size-asian="24pt" style:font-size-complex="24pt"/>
    </style:style>
    <style:style style:name="P30" style:parent-style-name="Normal" style:family="paragraph">
      <style:text-properties fo:font-size="24pt" style:font-size-asian="24pt" style:font-size-complex="24pt"/>
    </style:style>
    <style:style style:name="P3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2" style:parent-style-name="Normal" style:family="paragraph">
      <style:text-properties fo:font-size="24pt" style:font-size-asian="24pt" style:font-size-complex="24pt"/>
    </style:style>
    <style:style style:name="P33" style:parent-style-name="Normal" style:family="paragraph">
      <style:text-properties fo:font-size="24pt" style:font-size-asian="24pt" style:font-size-complex="24pt"/>
    </style:style>
    <style:style style:name="T34" style:parent-style-name="DefaultParagraphFont" style:family="text">
      <style:text-properties fo:font-size="24pt" style:font-size-asian="24pt" style:font-size-complex="24pt"/>
    </style:style>
    <style:style style:name="T3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6" style:parent-style-name="Normal" style:family="paragraph">
      <style:text-properties fo:font-size="24pt" style:font-size-asian="24pt" style:font-size-complex="24pt"/>
    </style:style>
    <style:style style:name="P37" style:parent-style-name="Normal" style:family="paragraph">
      <style:text-properties fo:font-size="24pt" style:font-size-asian="24pt" style:font-size-complex="24pt"/>
    </style:style>
    <style:style style:name="P38" style:parent-style-name="Normal" style:family="paragraph">
      <style:text-properties fo:font-size="24pt" style:font-size-asian="24pt" style:font-size-complex="24pt"/>
    </style:style>
    <style:style style:name="T39" style:parent-style-name="DefaultParagraphFont" style:family="text">
      <style:text-properties fo:font-size="24pt" style:font-size-asian="24pt" style:font-size-complex="24pt"/>
    </style:style>
    <style:style style:name="T40" style:parent-style-name="DefaultParagraphFont" style:family="text">
      <style:text-properties fo:font-size="24pt" style:font-size-asian="24pt" style:font-size-complex="24pt"/>
    </style:style>
    <style:style style:name="T41" style:parent-style-name="DefaultParagraphFont" style:family="text">
      <style:text-properties fo:font-size="24pt" style:font-size-asian="24pt" style:font-size-complex="24pt"/>
    </style:style>
    <style:style style:name="T42" style:parent-style-name="DefaultParagraphFont" style:family="text">
      <style:text-properties fo:font-size="24pt" style:font-size-asian="24pt" style:font-size-complex="24pt"/>
    </style:style>
    <style:style style:name="T43" style:parent-style-name="DefaultParagraphFont" style:family="text">
      <style:text-properties fo:font-size="24pt" style:font-size-asian="24pt" style:font-size-complex="24pt"/>
    </style:style>
    <style:style style:name="T4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5" style:parent-style-name="DefaultParagraphFont" style:family="text">
      <style:text-properties fo:font-size="24pt" style:font-size-asian="24pt" style:font-size-complex="24pt"/>
    </style:style>
    <style:style style:name="T46" style:parent-style-name="DefaultParagraphFont" style:family="text">
      <style:text-properties fo:font-size="24pt" style:font-size-asian="24pt" style:font-size-complex="24pt"/>
    </style:style>
    <style:style style:name="T4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8" style:parent-style-name="DefaultParagraphFont" style:family="text">
      <style:text-properties fo:font-size="24pt" style:font-size-asian="24pt" style:font-size-complex="24pt"/>
    </style:style>
    <style:style style:name="T49" style:parent-style-name="DefaultParagraphFont" style:family="text">
      <style:text-properties fo:font-size="24pt" style:font-size-asian="24pt" style:font-size-complex="24pt"/>
    </style:style>
    <style:style style:name="T50" style:parent-style-name="DefaultParagraphFont" style:family="text">
      <style:text-properties fo:font-size="24pt" style:font-size-asian="24pt" style:font-size-complex="24pt"/>
    </style:style>
    <style:style style:name="T51" style:parent-style-name="DefaultParagraphFont" style:family="text">
      <style:text-properties fo:font-size="24pt" style:font-size-asian="24pt" style:font-size-complex="24pt"/>
    </style:style>
    <style:style style:name="T52" style:parent-style-name="DefaultParagraphFont" style:family="text">
      <style:text-properties fo:font-size="24pt" style:font-size-asian="24pt" style:font-size-complex="24pt"/>
    </style:style>
    <style:style style:name="T5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4" style:parent-style-name="DefaultParagraphFont" style:family="text">
      <style:text-properties fo:font-size="24pt" style:font-size-asian="24pt" style:font-size-complex="24pt"/>
    </style:style>
    <style:style style:name="T55" style:parent-style-name="DefaultParagraphFont" style:family="text">
      <style:text-properties fo:font-size="24pt" style:font-size-asian="24pt" style:font-size-complex="24pt"/>
    </style:style>
    <style:style style:name="T5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7" style:parent-style-name="DefaultParagraphFont" style:family="text">
      <style:text-properties fo:font-size="24pt" style:font-size-asian="24pt" style:font-size-complex="24pt"/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0" style:parent-style-name="DefaultParagraphFont" style:family="text">
      <style:text-properties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/>
    </style:style>
    <style:style style:name="T62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3" style:parent-style-name="DefaultParagraphFont" style:family="text">
      <style:text-properties fo:font-size="24pt" style:font-size-asian="24pt" style:font-size-complex="24pt"/>
    </style:style>
    <style:style style:name="T64" style:parent-style-name="DefaultParagraphFont" style:family="text">
      <style:text-properties fo:font-size="24pt" style:font-size-asian="24pt" style:font-size-complex="24pt"/>
    </style:style>
    <style:style style:name="T65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6" style:parent-style-name="DefaultParagraphFont" style:family="text">
      <style:text-properties fo:font-size="24pt" style:font-size-asian="24pt" style:font-size-complex="24pt"/>
    </style:style>
    <style:style style:name="P67" style:parent-style-name="Normal" style:family="paragraph">
      <style:text-properties fo:font-size="24pt" style:font-size-asian="24pt" style:font-size-complex="24pt"/>
    </style:style>
    <style:style style:name="P68" style:parent-style-name="Normal" style:family="paragraph">
      <style:text-properties fo:font-size="24pt" style:font-size-asian="24pt" style:font-size-complex="24pt"/>
    </style:style>
    <style:style style:name="T69" style:parent-style-name="DefaultParagraphFont" style:family="text">
      <style:text-properties fo:font-size="24pt" style:font-size-asian="24pt" style:font-size-complex="24pt"/>
    </style:style>
    <style:style style:name="T7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1" style:parent-style-name="DefaultParagraphFont" style:family="text">
      <style:text-properties fo:font-size="24pt" style:font-size-asian="24pt" style:font-size-complex="24pt"/>
    </style:style>
    <style:style style:name="T72" style:parent-style-name="DefaultParagraphFont" style:family="text">
      <style:text-properties fo:font-size="24pt" style:font-size-asian="24pt" style:font-size-complex="24pt"/>
    </style:style>
    <style:style style:name="T7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4" style:parent-style-name="DefaultParagraphFont" style:family="text">
      <style:text-properties fo:font-size="24pt" style:font-size-asian="24pt" style:font-size-complex="24pt"/>
    </style:style>
    <style:style style:name="T75" style:parent-style-name="DefaultParagraphFont" style:family="text">
      <style:text-properties fo:font-size="24pt" style:font-size-asian="24pt" style:font-size-complex="24pt"/>
    </style:style>
    <style:style style:name="T7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7" style:parent-style-name="DefaultParagraphFont" style:family="text">
      <style:text-properties fo:font-size="24pt" style:font-size-asian="24pt" style:font-size-complex="24pt"/>
    </style:style>
    <style:style style:name="T78" style:parent-style-name="DefaultParagraphFont" style:family="text">
      <style:text-properties fo:font-size="24pt" style:font-size-asian="24pt" style:font-size-complex="24pt"/>
    </style:style>
    <style:style style:name="T7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0" style:parent-style-name="DefaultParagraphFont" style:family="text">
      <style:text-properties fo:font-size="24pt" style:font-size-asian="24pt" style:font-size-complex="24pt"/>
    </style:style>
    <style:style style:name="T81" style:parent-style-name="DefaultParagraphFont" style:family="text">
      <style:text-properties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T84" style:parent-style-name="DefaultParagraphFont" style:family="text">
      <style:text-properties fo:font-size="24pt" style:font-size-asian="24pt" style:font-size-complex="24pt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P86" style:parent-style-name="Normal" style:family="paragraph">
      <style:text-properties fo:font-size="24pt" style:font-size-asian="24pt" style:font-size-complex="24pt"/>
    </style:style>
    <style:style style:name="T8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88" style:parent-style-name="Normal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/>
    <style:style style:name="P96" style:parent-style-name="Normal" style:family="paragraph"/>
    <style:style style:name="P97" style:parent-style-name="Normal" style:family="paragraph">
      <style:text-properties fo:language="en" fo:country="US"/>
    </style:style>
    <style:style style:name="P98" style:parent-style-name="Normal" style:family="paragraph"/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size="24pt" style:font-size-asian="24pt" style:font-size-complex="24pt"/>
    </style:style>
    <style:style style:name="T111" style:parent-style-name="DefaultParagraphFont" style:family="text">
      <style:text-properties fo:font-size="24pt" style:font-size-asian="24pt" style:font-size-complex="24pt"/>
    </style:style>
    <style:style style:name="P112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13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4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5" style:parent-style-name="DefaultParagraphFont" style:family="text">
      <style:text-properties style:font-name="Wingdings" style:font-name-asian="Wingdings" style:font-name-complex="Wingdings" style:letter-kerning="false" fo:font-size="24pt" style:font-size-asian="24pt" style:font-size-complex="24pt" style:language-asian="it" style:country-asian="IT"/>
    </style:style>
    <style:style style:name="T116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7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8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9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0" style:parent-style-name="DefaultParagraphFont" style:family="text">
      <style:text-properties style:font-name="Wingdings" style:font-name-asian="Wingdings" style:font-name-complex="Wingdings" style:letter-kerning="false" fo:font-size="24pt" style:font-size-asian="24pt" style:font-size-complex="24pt" style:language-asian="it" style:country-asian="IT"/>
    </style:style>
    <style:style style:name="T121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2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3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25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0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1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2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3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4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5" style:parent-style-name="ListParagraph" style:family="paragraph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3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40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T142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3" style:parent-style-name="ListParagraph" style:family="paragraph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44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5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0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1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2" style:parent-style-name="ListParagraph" style:family="paragraph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53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4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5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0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1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2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3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 fo:hyphenate="true"/>
    </style:style>
    <style:style style:name="P164" style:parent-style-name="Normal" style:family="paragraph">
      <style:paragraph-properties fo:margin-left="0.5in">
        <style:tab-stops/>
      </style:paragraph-properties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Cosa è Git?</text:p>
      <text:p text:style-name="P2">Git è un sistema di controllo di versione distribuito che ti permette di:</text:p>
      <text:list text:style-name="LFO1" text:continue-numbering="true">
        <text:list-item>
          <text:p text:style-name="P3">Tenere traccia delle modifiche al codice nel tempo.</text:p>
        </text:list-item>
        <text:list-item>
          <text:p text:style-name="P4">Tornare a versioni precedenti se necessario.</text:p>
        </text:list-item>
        <text:list-item>
          <text:p text:style-name="P5">Collaborare con altre persone senza conflitti.</text:p>
        </text:list-item>
      </text:list>
      <text:p text:style-name="P6">3. Concetti di base</text:p>
      <text:list text:style-name="LFO2" text:continue-numbering="true">
        <text:list-item>
          <text:p text:style-name="P7"><text:span text:style-name="T8">Repository</text:span><text:span text:style-name="T9">: Un progetto Git, una cartella dove tieni il codice e Git tiene traccia delle modifiche.</text:span></text:p>
        </text:list-item>
        <text:list-item>
          <text:p text:style-name="P10"><text:span text:style-name="T11">Commit</text:span><text:span text:style-name="T12">: Una snapshot del tuo codice in un momento specifico.</text:span></text:p>
        </text:list-item>
        <text:list-item>
          <text:p text:style-name="P13"><text:span text:style-name="T14">Branch</text:span><text:span text:style-name="T15">: Una "linea temporale" separata per sviluppare funzionalità senza interferire con la versione principale.</text:span></text:p>
        </text:list-item>
      </text:list>
      <text:p text:style-name="Normal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Verifica l'installazione</text:span><text:span text:style-name="T17">:</text:span></text:p>
      <text:p text:style-name="Normal"><text:span text:style-name="T18">git --version</text:span>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9">2. Configurazione iniziale</text:p>
      <text:p text:style-name="Normal">Configura il tuo nome e email (questi appariranno nei tuoi commit):</text:p>
      <text:p text:style-name="P20">git config --global user.name "Il Tuo Nome"</text:p>
      <text:p text:style-name="P21">git config --global user.email "tuo@email.com"</text:p>
      <text:p text:style-name="Normal"><text:span text:style-name="T22">Puoi verificare le impostazioni</text:span><text:span text:style-name="T23"><text:s/>con:</text:span></text:p>
      <text:p text:style-name="P24">git config --list</text:p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25"/>
      <text:p text:style-name="P26"/>
      <text:p text:style-name="Normal"/>
      <text:soft-page-break/>
      <text:p text:style-name="Normal"><text:span text:style-name="T27">CREAZIONE DI UNA NUOVA CARTELLA</text:span></text:p>
      <text:p text:style-name="P28">mkdir mio-progetto</text:p>
      <text:p text:style-name="P29">cd mio-progetto</text:p>
      <text:p text:style-name="P30">git init</text:p>
      <text:p text:style-name="P31">Git Init Quando usarlo?</text:p>
      <text:list text:style-name="LFO3" text:continue-numbering="true">
        <text:list-item>
          <text:p text:style-name="P32">Stai creando un nuovo progetto e vuoi gestirlo con Git.</text:p>
        </text:list-item>
        <text:list-item>
          <text:p text:style-name="P33">Vuoi iniziare a tracciare un progetto esistente che non è ancora un repository Git.</text:p>
        </text:list-item>
      </text:list>
      <text:p text:style-name="Normal"><text:span text:style-name="T34"><text:line-break/></text:span><text:span text:style-name="T35">Creare Documento vuoto<text:s/></text:span></text:p>
      <text:p text:style-name="P36">Touch doc.txt</text:p>
      <text:p text:style-name="P37">Echo “Ciao” &gt; doc.txt</text:p>
      <text:p text:style-name="P38"/>
      <text:p text:style-name="Normal"><text:span text:style-name="T39">Git status-</text:span><text:span text:style-name="T40"><text:line-break/></text:span><text:span text:style-name="T41"><text:line-break/>Per vedere se è stato tutto pushato</text:span><text:span text:style-name="T42"><text:line-break/></text:span><text:span text:style-name="T43"><text:line-break/>Git add<text:s/></text:span><text:span text:style-name="T44"></text:span><text:span text:style-name="T45"><text:s/>aggiungere</text:span><text:span text:style-name="T46"><text:line-break/>Git add.<text:s/></text:span><text:span text:style-name="T47"></text:span><text:span text:style-name="T48"><text:s/>aggiungere tutto</text:span></text:p>
      <text:soft-page-break/>
      <text:p text:style-name="Normal"><text:span text:style-name="T49">//</text:span><text:span text:style-name="T50"><text:line-break/>Muoversi dentro i percorsi</text:span><text:span text:style-name="T51"><text:line-break/></text:span><text:span text:style-name="T52"><text:line-break/>CD<text:s/></text:span><text:span text:style-name="T53"></text:span><text:span text:style-name="T54"><text:s/>cambiare cartelle</text:span><text:span text:style-name="T55"><text:line-break/>CD<text:s/></text:span><text:span text:style-name="T56"></text:span><text:span text:style-name="T57"><text:s/>tornare indietro nel percorso</text:span></text:p>
      <text:p text:style-name="Normal"><text:span text:style-name="T58">LS<text:s/></text:span><text:span text:style-name="T59"></text:span><text:span text:style-name="T60"><text:s/>vedere cosa c’è<text:s/></text:span></text:p>
      <text:p text:style-name="Normal"><text:span text:style-name="T61">Mkidir<text:s/></text:span><text:span text:style-name="T62"></text:span><text:span text:style-name="T63"><text:s/>creare una cartella ( directory) vuota</text:span><text:span text:style-name="T64"><text:line-break/>rmdir<text:s/></text:span><text:span text:style-name="T65"></text:span><text:span text:style-name="T66"><text:s/>cancellare la cartella vuota</text:span></text:p>
      <text:p text:style-name="P67"/>
      <text:p text:style-name="P68">Pullata tipica<text:s/></text:p>
      <text:p text:style-name="Normal"><text:span text:style-name="T69">Git add .<text:s/></text:span><text:span text:style-name="T70"></text:span><text:span text:style-name="T71"><text:s/>se si vuole mettere tutto</text:span></text:p>
      <text:p text:style-name="Normal"><text:span text:style-name="T72">Git add<text:s/></text:span><text:span text:style-name="T73"></text:span><text:span text:style-name="T74"><text:s/>se si vuole mettere un file singolo</text:span></text:p>
      <text:p text:style-name="Normal"><text:span text:style-name="T75">Git commit -m “esempio”<text:s/></text:span><text:span text:style-name="T76"></text:span><text:span text:style-name="T77"><text:s/>per inserire il commento<text:s/></text:span></text:p>
      <text:p text:style-name="Normal"><text:span text:style-name="T78">Git push<text:s/></text:span><text:span text:style-name="T79"></text:span><text:span text:style-name="T80"><text:s/>per pushare all’interno</text:span><text:span text:style-name="T81"><text:line-break/></text:span><text:span text:style-name="T82"><text:line-break/>Se non si vogliono recuperare dei file :</text:span><text:span text:style-name="T83"><text:line-break/>Git restore .</text:span><text:span text:style-name="T84"><text:line-break/>Git restore “file”</text:span><text:span text:style-name="T85"><text:line-break/></text:span></text:p>
      <text:p text:style-name="P86"/>
      <text:soft-page-break/>
      <text:p text:style-name="Normal"><text:span text:style-name="T87">Aggiungi un file</text:span></text:p>
      <text:p text:style-name="Normal">bash</text:p>
      <text:p text:style-name="Normal">Copia cogitdice</text:p>
      <text:p text:style-name="Normal">echo "Ciao Git!" &gt; README.md</text:p>
      <text:list text:style-name="LFO4" text:continue-numbering="true">
        <text:list-item>
          <text:p text:style-name="P88"><text:span text:style-name="T89">Controlla lo stato</text:span></text:p>
        </text:list-item>
      </text:list>
      <text:p text:style-name="Normal">bash</text:p>
      <text:p text:style-name="Normal">Copia codice</text:p>
      <text:p text:style-name="Normal">git status</text:p>
      <text:p text:style-name="Normal">Vedrai che Git rileva un nuovo file.</text:p>
      <text:list text:style-name="LFO4" text:continue-numbering="true">
        <text:list-item>
          <text:p text:style-name="P90"><text:span text:style-name="T91">Aggiungi il file allo staging</text:span></text:p>
        </text:list-item>
      </text:list>
      <text:p text:style-name="Normal">bash</text:p>
      <text:p text:style-name="Normal">Copia codice</text:p>
      <text:p text:style-name="Normal">git add README.md</text:p>
      <text:list text:style-name="LFO4" text:continue-numbering="true">
        <text:list-item>
          <text:p text:style-name="P92"><text:span text:style-name="T93">Fai il primo commit</text:span></text:p>
        </text:list-item>
      </text:list>
      <text:p text:style-name="Normal">bash</text:p>
      <text:p text:style-name="Normal">Copia codice</text:p>
      <text:p text:style-name="Normal">git commit -m "Aggiungi il file README"</text:p>
      <text:p text:style-name="Normal"><draw:custom-shape svg:x="0in" svg:y="0in" svg:width="45.51042in" svg:height="0.00139in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94">5. Collegati a un repository remoto</text:p>
      <text:list text:style-name="LFO5" text:continue-numbering="true">
        <text:list-item>
          <text:p text:style-name="P95">Crea un repository su<text:s/><text:a xlink:href="https://github.com" office:target-frame-name="_top" xlink:show="replace"><text:span text:style-name="Hyperlink">GitHub</text:span></text:a><text:s/>o un'altra piattaforma.</text:p>
        </text:list-item>
        <text:list-item>
          <text:p text:style-name="P96">Collega il repository remoto:</text:p>
        </text:list-item>
      </text:list>
      <text:p text:style-name="Normal">bash</text:p>
      <text:p text:style-name="Normal">Copia codice</text:p>
      <text:p text:style-name="P97">git remote add origin https://github.com/tuo-utente/mio-progetto.git</text:p>
      <text:list text:style-name="LFO5" text:continue-numbering="true">
        <text:list-item>
          <text:p text:style-name="P98">Invia il codice remoto:</text:p>
        </text:list-item>
      </text:list>
      <text:p text:style-name="Normal">bash</text:p>
      <text:p text:style-name="Normal">Copia codice</text:p>
      <text:p text:style-name="Normal">git push -u origin main</text:p>
      <text:p text:style-name="Normal"><draw:custom-shape svg:x="0in" svg:y="0in" svg:width="45.51042in" svg:height="0.00139in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99">6. Comandi essenziali</text:p>
      <text:list text:style-name="LFO6" text:continue-numbering="true">
        <text:list-item>
          <text:p text:style-name="P100"><text:span text:style-name="T101">Controlla la cronologia dei commit</text:span></text:p>
        </text:list-item>
      </text:list>
      <text:soft-page-break/>
      <text:p text:style-name="Normal">bash</text:p>
      <text:p text:style-name="Normal">Copia codice</text:p>
      <text:p text:style-name="Normal">git log</text:p>
      <text:list text:style-name="LFO6" text:continue-numbering="true">
        <text:list-item>
          <text:p text:style-name="P102"><text:span text:style-name="T103">Crea e cambia branch</text:span></text:p>
        </text:list-item>
      </text:list>
      <text:p text:style-name="Normal">bash</text:p>
      <text:p text:style-name="Normal">Copia codice</text:p>
      <text:p text:style-name="Normal">git branch nuovo-branch</text:p>
      <text:p text:style-name="Normal">git checkout nuovo-branch</text:p>
      <text:list text:style-name="LFO6" text:continue-numbering="true">
        <text:list-item>
          <text:p text:style-name="P104"><text:span text:style-name="T105">Unisci i cambiamenti di un branch</text:span></text:p>
        </text:list-item>
      </text:list>
      <text:p text:style-name="Normal">bash</text:p>
      <text:p text:style-name="Normal">Copia codice</text:p>
      <text:p text:style-name="Normal">git merge nuovo-branch</text:p>
      <text:list text:style-name="LFO6" text:continue-numbering="true">
        <text:list-item>
          <text:p text:style-name="P106"><text:span text:style-name="T107">Scarica le modifiche dal remoto</text:span></text:p>
        </text:list-item>
      </text:list>
      <text:p text:style-name="Normal">bash</text:p>
      <text:p text:style-name="Normal">Copia codice</text:p>
      <text:p text:style-name="Normal">git pull</text:p>
      <text:list text:style-name="LFO6" text:continue-numbering="true">
        <text:list-item>
          <text:p text:style-name="P108"><text:span text:style-name="T109">Risolvi conflitti</text:span><text:s/>Se più persone modificano lo stesso file, Git ti chiederà di risolvere manualmente.<text:line-break/><text:line-break/><text:line-break/><text:span text:style-name="T110"><text:line-break/></text:span><text:span text:style-name="T111">BRANCH</text:span></text:p>
        </text:list-item>
      </text:list>
      <text:p text:style-name="P112"><text:span text:style-name="T113">git branch</text:span><text:span text:style-name="T114"><text:s/></text:span><text:span text:style-name="T115"></text:span><text:span text:style-name="T116"><text:s/>per vedere quanti branch ci sono<text:s/></text:span><text:span text:style-name="T117"><text:line-break/></text:span></text:p>
      <text:p text:style-name="ListParagraph"><text:span text:style-name="T118">git branch nuova-funzionalita</text:span><text:span text:style-name="T119"><text:s/></text:span><text:span text:style-name="T120"></text:span><text:span text:style-name="T121"><text:s/>per creare il nuovo branch</text:span><text:span text:style-name="T122"><text:line-break/></text:span><text:span text:style-name="T123"><text:line-break/></text:span><text:span text:style-name="T124">1. Verifica il tuo ramo corrente</text:span></text:p>
      <text:soft-page-break/>
      <text:p text:style-name="P125">Prima di creare un nuovo branch, verifica su quale ramo ti trovi attualmente:</text:p>
      <text:p text:style-name="P126">bash</text:p>
      <text:p text:style-name="P127">Copia codice</text:p>
      <text:p text:style-name="P128">git branch</text:p>
      <text:p text:style-name="P129">Questo comando ti mostrerà l'elenco dei rami esistenti, con un asterisco (*) accanto al ramo attivo. Ad esempio:</text:p>
      <text:p text:style-name="P130">css</text:p>
      <text:p text:style-name="P131">Copia codice</text:p>
      <text:p text:style-name="P132">* main</text:p>
      <text:p text:style-name="P133"><text:s text:c="2"/>feature</text:p>
      <text:p text:style-name="P134"><text:s text:c="2"/>fix-bug</text:p>
      <text:p text:style-name="P135">2. Crea un nuovo branch</text:p>
      <text:p text:style-name="P136">Per creare un nuovo ramo, usa il comando git branch seguito dal nome del ramo che desideri creare. Ad esempio, per creare un ramo chiamato nuova-funzionalita:</text:p>
      <text:p text:style-name="P137">bash</text:p>
      <text:p text:style-name="P138">Copia codice</text:p>
      <text:soft-page-break/>
      <text:p text:style-name="P139">git branch nuova-funzionalita</text:p>
      <text:p text:style-name="ListParagraph"><text:span text:style-name="T140">Questo comando creerà il ramo, ma<text:s/></text:span><text:span text:style-name="T141">non ti sposterà</text:span><text:span text:style-name="T142"><text:s/>su di esso. Il ramo verrà creato a partire dal ramo in cui ti trovi attualmente.</text:span></text:p>
      <text:p text:style-name="P143">3. Passa al nuovo branch</text:p>
      <text:p text:style-name="P144">Per passare al nuovo ramo (in questo caso nuova-funzionalita), usa il comando git checkout:</text:p>
      <text:p text:style-name="P145">bash</text:p>
      <text:p text:style-name="P146">Copia codice</text:p>
      <text:p text:style-name="P147">git checkout nuova-funzionalita</text:p>
      <text:p text:style-name="P148">Un comando più moderno e comune è usare git switch, che è più chiaro:</text:p>
      <text:p text:style-name="P149">bash</text:p>
      <text:p text:style-name="P150">Copia codice</text:p>
      <text:p text:style-name="P151">git switch nuova-funzionalita</text:p>
      <text:p text:style-name="P152">4. Crea e passa al nuovo branch in un solo comando</text:p>
      <text:soft-page-break/>
      <text:p text:style-name="P153">Puoi creare un ramo e passarci sopra nello stesso comando con:</text:p>
      <text:p text:style-name="P154">bash</text:p>
      <text:p text:style-name="P155">Copia codice</text:p>
      <text:p text:style-name="P156">git checkout -b nuova-funzionalita</text:p>
      <text:p text:style-name="P157">oppure con il comando git switch:</text:p>
      <text:p text:style-name="P158">bash</text:p>
      <text:p text:style-name="P159">Copia codice</text:p>
      <text:p text:style-name="P160">git switch -c nuova-funzionalita</text:p>
      <text:p text:style-name="P161"/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8T13:22:00Z</meta:creation-date>
    <dc:date>2024-11-28T17:34:00Z</dc:date>
    <meta:template xlink:href="Normal.dotm" xlink:type="simple"/>
    <meta:editing-cycles>4</meta:editing-cycles>
    <meta:editing-duration>PT14820S</meta:editing-duration>
    <meta:document-statistic meta:page-count="8" meta:paragraph-count="8" meta:word-count="598" meta:character-count="4003" meta:row-count="28" meta:non-whitespace-character-count="3413"/>
  </office:meta>
</office:document-meta>
</file>